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<text:s/>Billy PITIOT</text:p>
      <text:p text:style-name="P8">PHASE: Analyse des Besoins</text:p>
      <text:p text:style-name="P9">SOUS-PHASE: Cible Fonctionelle et thèmes de progrès </text:p>
      <text:p text:style-name="P9">SEMAINE: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Définir les changements dans les services de GSTP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Nouveau MCC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>Revue Qualit<text:span text:style-name="T3">é et integration des documents</text:span></text:p>
          </table:table-cell>
          <table:table-cell table:style-name="Table1.B2" office:value-type="string">
            <text:p text:style-name="P5">4h</text:p>
          </table:table-cell>
          <table:table-cell table:style-name="Table1.D2" office:value-type="string">
            <text:p text:style-name="P5">5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6</meta:editing-cycles>
    <meta:editing-duration>PT00H12M31S</meta:editing-duration>
    <meta:generator>OpenOffice.org/3.2$Win32 OpenOffice.org_project/320m18$Build-9502</meta:generator>
    <meta:initial-creator>Gartu Stefana</meta:initial-creator>
    <dc:date>2011-02-01T14:13:56.15</dc:date>
    <dc:creator>M </dc:creator>
    <meta:document-statistic meta:table-count="1" meta:image-count="0" meta:object-count="0" meta:page-count="1" meta:paragraph-count="23" meta:word-count="56" meta:character-count="338"/>
  </office:meta>
</office:document-meta>
</file>